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31A394F5671BD1D2A8D.png" manifest:media-type="image/png"/>
  <manifest:file-entry manifest:full-path="Pictures/1000020100000242000001A739D12CB7110157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Noto Mono"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2cm" fo:margin-bottom="0cm"/>
    </style:style>
    <style:style style:name="P12" style:family="paragraph">
      <loext:graphic-properties draw:fill="none" draw:fill-color="#ffffff"/>
      <style:paragraph-properties fo:margin-top="0.2cm" fo:margin-bottom="0cm"/>
      <style:text-properties fo:font-size="22pt" style:font-size-asian="22pt" style:font-size-complex="22pt"/>
    </style:style>
    <style:style style:name="P13" style:family="paragraph">
      <style:paragraph-properties fo:margin-top="0.3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style:font-name="Noto Mono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CJK SC 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Noto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中间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什么是中间件</text:span>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中间件可以被称为一种设计模式，其作用和组件类似。</text:span></text:p>
              </text:list-item>
              <text:list-item>
                <text:p><text:span text:style-name="T3">你可能听说过这些名词：拦截器、装饰器。</text:span></text:p>
              </text:list-item>
              <text:list-item>
                <text:p><text:span text:style-name="T3">其本质就是函数嵌套调用，并根据某些条件决定是继续层层调用还是返回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中间件应用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考虑以下功能如何实现：</text:span></text:p>
                <text:list>
                  <text:list-item>
                    <text:p text:style-name="P9"><text:span text:style-name="T6">针对某些请求记录请求开始和结束的日志。</text:span></text:p>
                  </text:list-item>
                  <text:list-item>
                    <text:p text:style-name="P9"><text:span text:style-name="T6">根据用户级别判断用户权限是否允许操作。</text:span></text:p>
                  </text:list-item>
                  <text:list-item>
                    <text:p text:style-name="P9"><text:span text:style-name="T6">计算某一请求某一段时间内的执行时间并计算平均时间。</text:span></text:p>
                  </text:list-item>
                  <text:list-item>
                    <text:p text:style-name="P9"><text:span text:style-name="T6">对某一类接口要有权限验证才允许调用。</text:span></text:p>
                  </text:list-item>
                </text:list>
              </text:list-item>
              <text:list-item>
                <text:p text:style-name="P9"><text:span text:style-name="T6">所有功能都要求和核心的业务逻辑解耦合，可在需要时引入，或者可以通过配置修改规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实现方式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中间件的功能虽然强大，但是在框架来说，其核心仅仅是提供了一个机制去执行，仅此而已。</text:p>
              </text:list-item>
              <text:list-item>
                <text:p>所有的Web框架，基本都遵循这一方式。只是在设计和执行上有所区别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>titbit框架示例</text:p>
          </draw:text-box>
        </draw:frame>
        <draw:frame draw:style-name="gr2" draw:text-style-name="P10" draw:layer="layout" svg:width="15.189cm" svg:height="11.115cm" svg:x="1.361cm" svg:y="3.491cm" presentation:class="graphic" presentation:user-transformed="true">
          <draw:image xlink:href="Pictures/1000020100000242000001A739D12CB71101570D.png" xlink:type="simple" xlink:show="embed" xlink:actuate="onLoad">
            <text:p/>
          </draw:image>
        </draw:frame>
        <draw:frame draw:style-name="gr3" draw:text-style-name="P12" draw:layer="layout" svg:width="10cm" svg:height="4.347cm" svg:x="16.8cm" svg:y="3.8cm">
          <draw:text-box>
            <text:p text:style-name="P11"><text:span text:style-name="T7">使用</text:span><text:span text:style-name="T7">app.use</text:span><text:span text:style-name="T7">添加中间件，在执行所有请求之前，会先执行添加的中间件函数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洋葱模型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在Web框架上，中间件的执行方式有一个形象的称谓：洋葱模型。</text:p>
              </text:list-item>
              <text:list-item>
                <text:p>多个use添加的中间件会层层嵌套调用。就像是洋葱一层包一层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洋葱模型图示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8">文档的中间件部分进行了详细说明</text:span></text:p>
                <text:p text:style-name="P13"><text:span text:style-name="T9">https://www.w3xm.top/page/lecture?id=titbit4</text:span></text:p>
              </text:list-item>
            </text:list>
          </draw:text-box>
        </draw:frame>
        <draw:frame draw:style-name="gr4" draw:text-style-name="P1" draw:layer="layout" svg:width="12.171cm" svg:height="9.134cm" svg:x="7.9cm" svg:y="6.4cm">
          <draw:image xlink:href="Pictures/10000000000004220000031A394F5671BD1D2A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3T13:17:11.506610923</dc:date>
    <meta:editing-duration>PT5H33M14S</meta:editing-duration>
    <meta:editing-cycles>106</meta:editing-cycles>
    <meta:generator>LibreOffice/6.0.7.3$Linux_X86_64 LibreOffice_project/00m0$Build-3</meta:generator>
    <meta:document-statistic meta:object-count="51"/>
  </office:meta>
</office:document-meta>
</file>